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69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4.54mm"/>
    </style:style>
    <style:style style:name="co5" style:family="table-column">
      <style:table-column-properties fo:break-before="auto" style:column-width="36.46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20.99mm"/>
    </style:style>
    <style:style style:name="co8" style:family="table-column">
      <style:table-column-properties fo:break-before="auto" style:column-width="23.88mm"/>
    </style:style>
    <style:style style:name="co9" style:family="table-column">
      <style:table-column-properties fo:break-before="auto" style:column-width="30.66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52.88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50.62mm"/>
    </style:style>
    <style:style style:name="co14" style:family="table-column">
      <style:table-column-properties fo:break-before="auto" style:column-width="49.02mm"/>
    </style:style>
    <style:style style:name="co15" style:family="table-column">
      <style:table-column-properties fo:break-before="auto" style:column-width="34.84mm"/>
    </style:style>
    <style:style style:name="co16" style:family="table-column">
      <style:table-column-properties fo:break-before="auto" style:column-width="44.19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8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c800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00fa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ackground-color="#390a5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390a5d"/>
    </style:style>
    <style:style style:name="ce27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  <style:text-properties fo:color="#000000"/>
    </style:style>
    <style:style style:name="ce44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color="#000000"/>
    </style:style>
    <style:style style:name="ce4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gr1" style:family="graphic">
      <style:graphic-properties fo:background-color="#5c2d91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B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mapp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colormap" form:control-implementation="ooo:com.sun.star.form.component.CommandButton" xml:id="control1" form:id="control1" form:label="Generate Colorcod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colormapposition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92.96mm" svg:height="16.38mm" svg:x="219.59mm" svg:y="3.19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11"/>
        <table:table-column table:style-name="co18" table:default-cell-style-name="ce11"/>
        <table:table-column table:style-name="co18" table:number-columns-repeated="1004" table:default-cell-style-name="ce3"/>
        <table:table-row table:style-name="ro1">
          <table:table-cell table:style-name="ce1" office:value-type="string" calcext:value-type="string">
            <text:p>Keyboard 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Layout</text:p>
          </table:table-cell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pr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d</text:p>
          </table:table-cell>
          <table:table-cell table:style-name="ce10" table:number-columns-repeated="4"/>
          <table:table-cell table:style-name="ce2" office:value-type="string" calcext:value-type="string">
            <text:p>an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m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8"/>
          <table:table-cell table:style-name="ce10" table:number-columns-repeated="4"/>
          <table:table-cell table:style-name="ce36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=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pgu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ab</text:p>
          </table:table-cell>
          <table:table-cell table:style-name="ce10" table:number-columns-repeated="4"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" office:value-type="string" calcext:value-type="string">
            <text:p>pgd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c</text:p>
          </table:table-cell>
          <table:table-cell table:style-name="ce10" table:number-columns-repeated="4"/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-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style-name="ce2" office:value-type="string" calcext:value-type="string">
            <text:p>leftctrl</text:p>
          </table:table-cell>
          <table:table-cell table:style-name="ce2" office:value-type="string" calcext:value-type="string">
            <text:p>bksp</text:p>
          </table:table-cell>
          <table:table-cell table:style-name="ce2" office:value-type="string" calcext:value-type="string">
            <text:p>left_cmd</text:p>
          </table:table-cell>
          <table:table-cell table:number-columns-repeated="2" table:style-name="ce2" office:value-type="string" calcext:value-type="string">
            <text:p>shift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ctrl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2" office:value-type="string" calcext:value-type="string">
            <text:p>fn</text:p>
          </table:table-cell>
          <table:table-cell table:style-name="ce10" table:number-columns-repeated="4"/>
          <table:table-cell table:style-name="ce2" office:value-type="string" calcext:value-type="string">
            <text:p>fn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QWERTY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5" office:value-type="string" calcext:value-type="string">
            <text:p>LockLayer(CAPSON)</text:p>
          </table:table-cell>
          <table:table-cell table:style-name="ce5" office:value-type="string" calcext:value-type="string">
            <text:p>Key_1</text:p>
          </table:table-cell>
          <table:table-cell table:style-name="ce5" office:value-type="string" calcext:value-type="string">
            <text:p>Key_6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5" office:value-type="string" calcext:value-type="string">
            <text:p>Key_5</text:p>
          </table:table-cell>
          <table:table-cell table:style-name="ce10" table:number-columns-repeated="4"/>
          <table:table-cell table:style-name="ce5" office:value-type="string" calcext:value-type="string">
            <text:p>Key_8</text:p>
          </table:table-cell>
          <table:table-cell table:style-name="ce5" office:value-type="string" calcext:value-type="string">
            <text:p>Key_9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Minus</text:p>
          </table:table-cell>
          <table:table-cell table:style-name="ce5" office:value-type="string" calcext:value-type="string">
            <text:p>Key_7</text:p>
          </table:table-cell>
          <table:table-cell table:style-name="ce5" office:value-type="string" calcext:value-type="string">
            <text:p>Key_Equals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Backtick</text:p>
          </table:table-cell>
          <table:table-cell table:style-name="ce5" office:value-type="string" calcext:value-type="string">
            <text:p>Key_Q</text:p>
          </table:table-cell>
          <table:table-cell table:style-name="ce5" office:value-type="string" calcext:value-type="string">
            <text:p>Key_W</text:p>
          </table:table-cell>
          <table:table-cell table:style-name="ce5" office:value-type="string" calcext:value-type="string">
            <text:p>Key_E</text:p>
          </table:table-cell>
          <table:table-cell table:style-name="ce5" office:value-type="string" calcext:value-type="string">
            <text:p>Key_R</text:p>
          </table:table-cell>
          <table:table-cell table:style-name="ce5" office:value-type="string" calcext:value-type="string">
            <text:p>Key_T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5" office:value-type="string" calcext:value-type="string">
            <text:p>Key_Y</text:p>
          </table:table-cell>
          <table:table-cell table:style-name="ce5" office:value-type="string" calcext:value-type="string">
            <text:p>Key_U</text:p>
          </table:table-cell>
          <table:table-cell table:style-name="ce5" office:value-type="string" calcext:value-type="string">
            <text:p>Key_I</text:p>
          </table:table-cell>
          <table:table-cell table:style-name="ce5" office:value-type="string" calcext:value-type="string">
            <text:p>Key_O</text:p>
          </table:table-cell>
          <table:table-cell table:style-name="ce5" office:value-type="string" calcext:value-type="string">
            <text:p>Key_P</text:p>
          </table:table-cell>
          <table:table-cell table:style-name="ce5" office:value-type="string" calcext:value-type="string">
            <text:p>Key_LeftBracket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A</text:p>
          </table:table-cell>
          <table:table-cell table:style-name="ce5" office:value-type="string" calcext:value-type="string">
            <text:p>Key_S</text:p>
          </table:table-cell>
          <table:table-cell table:style-name="ce5" office:value-type="string" calcext:value-type="string">
            <text:p>Key_D</text:p>
          </table:table-cell>
          <table:table-cell table:style-name="ce5" office:value-type="string" calcext:value-type="string">
            <text:p>Key_F</text:p>
          </table:table-cell>
          <table:table-cell table:style-name="ce5" office:value-type="string" calcext:value-type="string">
            <text:p>Key_G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Key_H</text:p>
          </table:table-cell>
          <table:table-cell table:style-name="ce5" office:value-type="string" calcext:value-type="string">
            <text:p>Key_J</text:p>
          </table:table-cell>
          <table:table-cell table:style-name="ce5" office:value-type="string" calcext:value-type="string">
            <text:p>Key_K</text:p>
          </table:table-cell>
          <table:table-cell table:style-name="ce5" office:value-type="string" calcext:value-type="string">
            <text:p>Key_L</text:p>
          </table:table-cell>
          <table:table-cell table:style-name="ce5" office:value-type="string" calcext:value-type="string">
            <text:p>Key_Semicolon</text:p>
          </table:table-cell>
          <table:table-cell table:style-name="ce5" office:value-type="string" calcext:value-type="string">
            <text:p>Key_Quote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Z</text:p>
          </table:table-cell>
          <table:table-cell table:style-name="ce5" office:value-type="string" calcext:value-type="string">
            <text:p>Key_X</text:p>
          </table:table-cell>
          <table:table-cell table:style-name="ce5" office:value-type="string" calcext:value-type="string">
            <text:p>Key_C</text:p>
          </table:table-cell>
          <table:table-cell table:style-name="ce5" office:value-type="string" calcext:value-type="string">
            <text:p>Key_V</text:p>
          </table:table-cell>
          <table:table-cell table:style-name="ce5" office:value-type="string" calcext:value-type="string">
            <text:p>Key_B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Key_N</text:p>
          </table:table-cell>
          <table:table-cell table:style-name="ce5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5" office:value-type="string" calcext:value-type="string">
            <text:p>Key_Period</text:p>
          </table:table-cell>
          <table:table-cell table:style-name="ce5" office:value-type="string" calcext:value-type="string">
            <text:p>Key_Slash</text:p>
          </table:table-cell>
          <table:table-cell table:style-name="ce5" office:value-type="string" calcext:value-type="string">
            <text:p>Key_RightBracket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1004"/>
        </table:table-row>
        <table:table-row table:style-name="ro2" table:number-rows-repeated="3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5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7</text:p>
          </table:table-cell>
          <table:table-cell table:style-name="ce6" office:value-type="string" calcext:value-type="string">
            <text:p>Key_Keypad8</text:p>
          </table:table-cell>
          <table:table-cell table:style-name="ce6" office:value-type="string" calcext:value-type="string">
            <text:p>Key_Keypad9</text:p>
          </table:table-cell>
          <table:table-cell table:style-name="ce6" office:value-type="string" calcext:value-type="string">
            <text:p>Key_2</text:p>
          </table:table-cell>
          <table:table-cell table:style-name="ce5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Tab</text:p>
          </table:table-cell>
          <table:table-cell table:style-name="ce10" table:number-columns-repeated="4"/>
          <table:table-cell table:style-name="ce5" office:value-type="string" calcext:value-type="string">
            <text:p>Key_Enter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4</text:p>
          </table:table-cell>
          <table:table-cell table:style-name="ce6" office:value-type="string" calcext:value-type="string">
            <text:p>Key_Keypad5</text:p>
          </table:table-cell>
          <table:table-cell table:style-name="ce6" office:value-type="string" calcext:value-type="string">
            <text:p>Key_Keypad6</text:p>
          </table:table-cell>
          <table:table-cell table:style-name="ce33" office:value-type="string" calcext:value-type="string">
            <text:p>Key_KeypadAdd</text:p>
          </table:table-cell>
          <table:table-cell table:style-name="ce33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1</text:p>
          </table:table-cell>
          <table:table-cell table:style-name="ce6" office:value-type="string" calcext:value-type="string">
            <text:p>Key_Keypad2</text:p>
          </table:table-cell>
          <table:table-cell table:style-name="ce6" office:value-type="string" calcext:value-type="string">
            <text:p>Key_Keypad3</text:p>
          </table:table-cell>
          <table:table-cell table:style-name="ce33" office:value-type="string" calcext:value-type="string">
            <text:p>Key_KeypadSubtract</text:p>
          </table:table-cell>
          <table:table-cell table:style-name="ce33" office:value-type="string" calcext:value-type="string">
            <text:p>Key_Quote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5" office:value-type="string" calcext:value-type="string">
            <text:p>Key_Escap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0</text:p>
          </table:table-cell>
          <table:table-cell table:style-name="ce33" office:value-type="string" calcext:value-type="string">
            <text:p>Key_KeypadDot</text:p>
          </table:table-cell>
          <table:table-cell table:style-name="ce33" office:value-type="string" calcext:value-type="string">
            <text:p>Key_KeypadMultiply</text:p>
          </table:table-cell>
          <table:table-cell table:style-name="ce33" office:value-type="string" calcext:value-type="string">
            <text:p>Key_KeypadDivide</text:p>
          </table:table-cell>
          <table:table-cell table:style-name="ce33" office:value-type="string" calcext:value-type="string">
            <text:p>Key_Enter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6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6" table:number-columns-repeated="5"/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NUMPAD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33" office:value-type="string" calcext:value-type="string">
            <text:p>FFFBCC</text:p>
          </table:table-cell>
          <table:table-cell table:style-name="ce45" office:value-type="string" calcext:value-type="string">
            <text:p>FFFFFF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3" office:value-type="string" calcext:value-type="string">
            <text:p>72BF4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" office:value-type="string" calcext:value-type="string">
            <text:p>72BF44</text:p>
          </table:table-cell>
          <table:table-cell table:style-name="ce6" office:value-type="string" calcext:value-type="string">
            <text:p>BA131A</text:p>
          </table:table-cell>
          <table:table-cell table:number-columns-repeated="3" table:style-name="ce31" office:value-type="string" calcext:value-type="string">
            <text:p>00A65D</text:p>
          </table:table-cell>
          <table:table-cell table:style-name="ce44" office:value-type="string" calcext:value-type="string">
            <text:p>ED1C24</text:p>
          </table:table-cell>
          <table:table-cell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20" office:value-type="string" calcext:value-type="string">
            <text:p>FFFFFF</text:p>
          </table:table-cell>
          <table:table-cell table:style-name="ce2" office:value-type="string" calcext:value-type="string">
            <text:p>72BF44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6" office:value-type="string" calcext:value-type="string">
            <text:p>BA131A</text:p>
          </table:table-cell>
          <table:table-cell table:style-name="ce31" office:value-type="string" calcext:value-type="string">
            <text:p>00A65D</text:p>
          </table:table-cell>
          <table:table-cell table:number-columns-repeated="4" table:style-name="ce33" office:value-type="string" calcext:value-type="string">
            <text:p>FFFBCC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5" table:style-name="ce20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34" office:value-type="string" calcext:value-type="string">
            <text:p>390A5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9" office:value-type="string" calcext:value-type="string">
            <text:p>390A5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 table:number-rows-repeated="8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0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NE</text:p>
          </table:table-cell>
          <table:table-cell table:style-name="ce10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UpArrow</text:p>
          </table:table-cell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WarpNW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LeftArrow</text:p>
          </table:table-cell>
          <table:table-cell table:style-name="ce5" office:value-type="string" calcext:value-type="string">
            <text:p>Key_DownArrow</text:p>
          </table:table-cell>
          <table:table-cell table:style-name="ce5" office:value-type="string" calcext:value-type="string">
            <text:p>Key_RightArrow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Slash)</text:p>
          </table:table-cell>
          <table:table-cell table:style-name="ce5" office:value-type="string" calcext:value-type="string">
            <text:p>LCTRL(Key_B)</text:p>
          </table:table-cell>
          <table:table-cell table:style-name="ce5" office:value-type="string" calcext:value-type="string">
            <text:p>LCTRL(Key_I)</text:p>
          </table:table-cell>
          <table:table-cell table:style-name="ce5" office:value-type="string" calcext:value-type="string">
            <text:p><text:span text:style-name="T1">LCTRL(Key_Period</text:span>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Delet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FUNCTION</text:p>
          </table:table-cell>
          <table:table-cell table:style-name="ce4"/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style-name="ce38" office:value-type="string" calcext:value-type="string">
            <text:p>F58220</text:p>
          </table:table-cell>
          <table:table-cell table:style-name="ce16" office:value-type="string" calcext:value-type="string">
            <text:p>FFF200</text:p>
          </table:table-cell>
          <table:table-cell table:style-name="ce28" office:value-type="string" calcext:value-type="string">
            <text:p>00FA00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24" office:value-type="string" calcext:value-type="string">
            <text:p>0000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style-name="ce38" office:value-type="string" calcext:value-type="string">
            <text:p>F58220</text:p>
          </table:table-cell>
          <table:table-cell table:number-columns-repeated="3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8" table:number-columns-repeated="11"/>
          <table:table-cell table:style-name="ce5"/>
          <table:table-cell table:style-name="ce18"/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UTTERFLY</text:p>
          </table:table-cell>
          <table:table-cell table:style-name="ce4"/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0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NE</text:p>
          </table:table-cell>
          <table:table-cell table:style-name="ce10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Consumer_ScanNextTrack</text:p>
          </table:table-cell>
          <table:table-cell table:style-name="ce5" office:value-type="string" calcext:value-type="string">
            <text:p><text:s/>Key_LeftCurlyBracket</text:p>
          </table:table-cell>
          <table:table-cell table:style-name="ce5" office:value-type="string" calcext:value-type="string">
            <text:p>LSHIFT(Key_UpArrow)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WarpNW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LSHIFT(Key_LeftArrow)</text:p>
          </table:table-cell>
          <table:table-cell table:style-name="ce5" office:value-type="string" calcext:value-type="string">
            <text:p>LSHIFT(Key_DownArrow)</text:p>
          </table:table-cell>
          <table:table-cell table:style-name="ce5" office:value-type="string" calcext:value-type="string">
            <text:p>LSHIFT(Key_RightArrow)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Slash)</text:p>
          </table:table-cell>
          <table:table-cell table:style-name="ce5" office:value-type="string" calcext:value-type="string">
            <text:p>LCTRL(Key_B)</text:p>
          </table:table-cell>
          <table:table-cell table:style-name="ce5" office:value-type="string" calcext:value-type="string">
            <text:p>LCTRL(Key_I)</text:p>
          </table:table-cell>
          <table:table-cell table:style-name="ce5" office:value-type="string" calcext:value-type="string">
            <text:p><text:span text:style-name="T1">LCTRL(Key_Period</text:span>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0" table:number-columns-repeated="4"/>
          <table:table-cell table:style-name="ce5" office:value-type="string" calcext:value-type="string">
            <text:p>LockLayer(BUTTERFLY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Delet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5" office:value-type="string" calcext:value-type="string">
            <text:p>ShiftToLayer(FUNCTION)</text:p>
          </table:table-cell>
          <table:table-cell table:style-name="ce10" table:number-columns-repeated="4"/>
          <table:table-cell table:style-name="ce5" office:value-type="string" calcext:value-type="string">
            <text:p>ShiftToLayer(FUNCTION)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BUTTERFLY</text:p>
          </table:table-cell>
          <table:table-cell table:style-name="ce4"/>
          <table:table-cell table:style-name="ce10" table:number-columns-repeated="17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1" office:value-type="string" calcext:value-type="string">
            <text:p>C80000</text:p>
          </table:table-cell>
          <table:table-cell table:number-columns-repeated="6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style-name="ce24" office:value-type="string" calcext:value-type="string">
            <text:p>0000FF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2"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style-name="ce16" office:value-type="string" calcext:value-type="string">
            <text:p>FFF200</text:p>
          </table:table-cell>
          <table:table-cell table:number-columns-repeated="3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24" office:value-type="string" calcext:value-type="string">
            <text:p>0000FF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16" office:value-type="string" calcext:value-type="string">
            <text:p>FFF2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21" office:value-type="string" calcext:value-type="string">
            <text:p>C80000</text:p>
          </table:table-cell>
          <table:table-cell table:number-columns-repeated="4" table:style-name="ce28" office:value-type="string" calcext:value-type="string">
            <text:p>00FA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37" office:value-type="string" calcext:value-type="string">
            <text:p>FFFFFF</text:p>
          </table:table-cell>
          <table:table-cell table:style-name="ce5" office:value-type="string" calcext:value-type="string">
            <text:p>00B6BD</text:p>
          </table:table-cell>
          <table:table-cell table:number-columns-repeated="3" table:style-name="ce21" office:value-type="string" calcext:value-type="string">
            <text:p>C80000</text:p>
          </table:table-cell>
          <table:table-cell table:number-columns-repeated="2" table:style-name="ce5" office:value-type="string" calcext:value-type="string">
            <text:p>00B6BD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style-name="ce32" office:value-type="string" calcext:value-type="string">
            <text:p>00A65D</text:p>
          </table:table-cell>
          <table:table-cell table:style-name="ce16" office:value-type="string" calcext:value-type="string">
            <text:p>FFF200</text:p>
          </table:table-cell>
          <table:table-cell table:number-columns-repeated="2" table:style-name="ce35" office:value-type="string" calcext:value-type="string">
            <text:p>ED1C24</text:p>
          </table:table-cell>
          <table:table-cell table:style-name="ce2" office:value-type="string" calcext:value-type="string">
            <text:p>72BF44</text:p>
          </table:table-cell>
          <table:table-cell table:style-name="ce38" office:value-type="string" calcext:value-type="string">
            <text:p>F58220</text:p>
          </table:table-cell>
          <table:table-cell table:style-name="ce5" office:value-type="string" calcext:value-type="string">
            <text:p>00B6BD</text:p>
          </table:table-cell>
          <table:table-cell table:number-columns-repeated="5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5" office:value-type="string" calcext:value-type="string">
            <text:p>00B6BD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8" table:number-columns-repeated="7"/>
          <table:table-cell table:style-name="ce10" table:number-columns-repeated="4"/>
          <table:table-cell table:style-name="ce5"/>
          <table:table-cell table:style-name="ce18" table:number-columns-repeated="6"/>
          <table:table-cell table:style-name="ce10" table:number-columns-repeated="2"/>
          <table:table-cell table:number-columns-repeated="1004"/>
        </table:table-row>
        <table:table-row table:style-name="ro2" table:number-rows-repeated="3">
          <table:table-cell table:style-name="ce10" table:number-columns-repeated="20"/>
          <table:table-cell table:number-columns-repeated="1004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style-name="ce16" office:value-type="string" calcext:value-type="string">
            <text:p>LockLayer(CAPSON)</text:p>
          </table:table-cell>
          <table:table-cell table:style-name="ce16" office:value-type="string" calcext:value-type="string">
            <text:p>LSHIFT(Key_1)</text:p>
          </table:table-cell>
          <table:table-cell table:style-name="ce16" office:value-type="string" calcext:value-type="string">
            <text:p>LSHIFT(Key_6)</text:p>
          </table:table-cell>
          <table:table-cell table:style-name="ce16" office:value-type="string" calcext:value-type="string">
            <text:p>LSHIFT(Key_2)</text:p>
          </table:table-cell>
          <table:table-cell table:style-name="ce16" office:value-type="string" calcext:value-type="string">
            <text:p>LSHIFT(Key_3)</text:p>
          </table:table-cell>
          <table:table-cell table:style-name="ce16" office:value-type="string" calcext:value-type="string">
            <text:p>LSHIFT(Key_4)</text:p>
          </table:table-cell>
          <table:table-cell table:style-name="ce16" office:value-type="string" calcext:value-type="string">
            <text:p>LSHIFT(Key_5)</text:p>
          </table:table-cell>
          <table:table-cell table:style-name="ce10" table:number-columns-repeated="4"/>
          <table:table-cell table:style-name="ce16" office:value-type="string" calcext:value-type="string">
            <text:p>LSHIFT(Key_8)</text:p>
          </table:table-cell>
          <table:table-cell table:style-name="ce16" office:value-type="string" calcext:value-type="string">
            <text:p>LSHIFT(Key_9)</text:p>
          </table:table-cell>
          <table:table-cell table:style-name="ce16" office:value-type="string" calcext:value-type="string">
            <text:p>LSHIFT(Key_0)</text:p>
          </table:table-cell>
          <table:table-cell table:style-name="ce16" office:value-type="string" calcext:value-type="string">
            <text:p>LSHIFT(Key_Minus)</text:p>
          </table:table-cell>
          <table:table-cell table:style-name="ce16" office:value-type="string" calcext:value-type="string">
            <text:p>LSHIFT(Key_7)</text:p>
          </table:table-cell>
          <table:table-cell table:style-name="ce16" office:value-type="string" calcext:value-type="string">
            <text:p>LSHIFT(Key_Equals)</text:p>
          </table:table-cell>
          <table:table-cell table:style-name="ce16" office:value-type="string" calcext:value-type="string">
            <text:p>LockLayer(NUMPAD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6" office:value-type="string" calcext:value-type="string">
            <text:p>LSHIFT(Key_Backtick)</text:p>
          </table:table-cell>
          <table:table-cell table:style-name="ce16" office:value-type="string" calcext:value-type="string">
            <text:p>LSHIFT(Key_Q)</text:p>
          </table:table-cell>
          <table:table-cell table:style-name="ce16" office:value-type="string" calcext:value-type="string">
            <text:p>LSHIFT(Key_W)</text:p>
          </table:table-cell>
          <table:table-cell table:style-name="ce16" office:value-type="string" calcext:value-type="string">
            <text:p>LSHIFT(Key_E)</text:p>
          </table:table-cell>
          <table:table-cell table:style-name="ce16" office:value-type="string" calcext:value-type="string">
            <text:p>LSHIFT(Key_R)</text:p>
          </table:table-cell>
          <table:table-cell table:style-name="ce16" office:value-type="string" calcext:value-type="string">
            <text:p>LSHIFT(Key_T)</text:p>
          </table:table-cell>
          <table:table-cell table:style-name="ce16" office:value-type="string" calcext:value-type="string">
            <text:p>LSHIFT(Key_Tab)</text:p>
          </table:table-cell>
          <table:table-cell table:style-name="ce10" table:number-columns-repeated="4"/>
          <table:table-cell table:style-name="ce16" office:value-type="string" calcext:value-type="string">
            <text:p>Key_Enter</text:p>
          </table:table-cell>
          <table:table-cell table:style-name="ce16" office:value-type="string" calcext:value-type="string">
            <text:p>LSHIFT(Key_Y)</text:p>
          </table:table-cell>
          <table:table-cell table:style-name="ce16" office:value-type="string" calcext:value-type="string">
            <text:p>LSHIFT(Key_U)</text:p>
          </table:table-cell>
          <table:table-cell table:style-name="ce16" office:value-type="string" calcext:value-type="string">
            <text:p>LSHIFT(Key_I)</text:p>
          </table:table-cell>
          <table:table-cell table:style-name="ce16" office:value-type="string" calcext:value-type="string">
            <text:p>LSHIFT(Key_O)</text:p>
          </table:table-cell>
          <table:table-cell table:style-name="ce16" office:value-type="string" calcext:value-type="string">
            <text:p>LSHIFT(Key_P)</text:p>
          </table:table-cell>
          <table:table-cell table:style-name="ce16" office:value-type="string" calcext:value-type="string">
            <text:p>LSHIFT(Key_LeftBracket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6" office:value-type="string" calcext:value-type="string">
            <text:p>LSHIFT(Key_End)</text:p>
          </table:table-cell>
          <table:table-cell table:style-name="ce16" office:value-type="string" calcext:value-type="string">
            <text:p>LSHIFT(Key_A)</text:p>
          </table:table-cell>
          <table:table-cell table:style-name="ce16" office:value-type="string" calcext:value-type="string">
            <text:p>LSHIFT(Key_S)</text:p>
          </table:table-cell>
          <table:table-cell table:style-name="ce16" office:value-type="string" calcext:value-type="string">
            <text:p>LSHIFT(Key_D)</text:p>
          </table:table-cell>
          <table:table-cell table:style-name="ce16" office:value-type="string" calcext:value-type="string">
            <text:p>LSHIFT(Key_F)</text:p>
          </table:table-cell>
          <table:table-cell table:style-name="ce16" office:value-type="string" calcext:value-type="string">
            <text:p>LSHIFT(Key_G)</text:p>
          </table:table-cell>
          <table:table-cell table:style-name="ce8"/>
          <table:table-cell table:style-name="ce10" table:number-columns-repeated="4"/>
          <table:table-cell table:style-name="ce8"/>
          <table:table-cell table:style-name="ce16" office:value-type="string" calcext:value-type="string">
            <text:p>LSHIFT(Key_H)</text:p>
          </table:table-cell>
          <table:table-cell table:style-name="ce16" office:value-type="string" calcext:value-type="string">
            <text:p>LSHIFT(Key_J)</text:p>
          </table:table-cell>
          <table:table-cell table:style-name="ce16" office:value-type="string" calcext:value-type="string">
            <text:p>LSHIFT(Key_K)</text:p>
          </table:table-cell>
          <table:table-cell table:style-name="ce16" office:value-type="string" calcext:value-type="string">
            <text:p>LSHIFT(Key_L)</text:p>
          </table:table-cell>
          <table:table-cell table:style-name="ce16" office:value-type="string" calcext:value-type="string">
            <text:p>LSHIFT(Key_Semicolon)</text:p>
          </table:table-cell>
          <table:table-cell table:style-name="ce16" office:value-type="string" calcext:value-type="string">
            <text:p>LSHIFT(Key_Quote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6" office:value-type="string" calcext:value-type="string">
            <text:p>LSHIFT(Key_Home)</text:p>
          </table:table-cell>
          <table:table-cell table:style-name="ce16" office:value-type="string" calcext:value-type="string">
            <text:p>LSHIFT(Key_Z)</text:p>
          </table:table-cell>
          <table:table-cell table:style-name="ce16" office:value-type="string" calcext:value-type="string">
            <text:p>LSHIFT(Key_X)</text:p>
          </table:table-cell>
          <table:table-cell table:style-name="ce16" office:value-type="string" calcext:value-type="string">
            <text:p>LSHIFT(Key_C)</text:p>
          </table:table-cell>
          <table:table-cell table:style-name="ce16" office:value-type="string" calcext:value-type="string">
            <text:p>LSHIFT(Key_V)</text:p>
          </table:table-cell>
          <table:table-cell table:style-name="ce16" office:value-type="string" calcext:value-type="string">
            <text:p>LSHIFT(Key_B)</text:p>
          </table:table-cell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16" office:value-type="string" calcext:value-type="string">
            <text:p>LockLayer(BUTTERFLY)</text:p>
          </table:table-cell>
          <table:table-cell table:style-name="ce16" office:value-type="string" calcext:value-type="string">
            <text:p>LSHIFT(Key_N)</text:p>
          </table:table-cell>
          <table:table-cell table:style-name="ce16" office:value-type="string" calcext:value-type="string">
            <text:p>LSHIFT(Key_M)</text:p>
          </table:table-cell>
          <table:table-cell table:style-name="ce16" office:value-type="string" calcext:value-type="string">
            <text:p>LSHIFT(Key_Comma)</text:p>
          </table:table-cell>
          <table:table-cell table:style-name="ce16" office:value-type="string" calcext:value-type="string">
            <text:p>LSHIFT(Key_Period)</text:p>
          </table:table-cell>
          <table:table-cell table:style-name="ce16" office:value-type="string" calcext:value-type="string">
            <text:p>LSHIFT(Key_Slash)</text:p>
          </table:table-cell>
          <table:table-cell table:style-name="ce16" office:value-type="string" calcext:value-type="string">
            <text:p>LSHIFT(Key_RightBracket)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5"/>
          <table:table-cell table:number-columns-repeated="8" table:style-name="ce16" office:value-type="string" calcext:value-type="string">
            <text:p>___</text:p>
          </table:table-cell>
          <table:table-cell table:style-name="ce10" table:number-columns-repeated="7"/>
          <table:table-cell table:number-columns-repeated="1004"/>
        </table:table-row>
        <table:table-row table:style-name="ro2">
          <table:table-cell table:style-name="ce10" table:number-columns-repeated="6"/>
          <table:table-cell table:style-name="ce16" office:value-type="string" calcext:value-type="string">
            <text:p>___</text:p>
          </table:table-cell>
          <table:table-cell table:style-name="ce10" table:number-columns-repeated="4"/>
          <table:table-cell table:style-name="ce16" office:value-type="string" calcext:value-type="string">
            <text:p>___</text:p>
          </table:table-cell>
          <table:table-cell table:style-name="ce10" table:number-columns-repeated="8"/>
          <table:table-cell table:number-columns-repeated="1004"/>
        </table:table-row>
        <table:table-row table:style-name="ro2">
          <table:table-cell table:style-name="ce10" table:number-columns-repeated="20"/>
          <table:table-cell table:style-name="ce11" table:number-columns-repeated="1004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CAPSON</text:p>
          </table:table-cell>
          <table:table-cell table:style-name="ce10" table:number-columns-repeated="18"/>
          <table:table-cell table:number-columns-repeated="1004"/>
        </table:table-row>
        <table:table-row table:style-name="ro2">
          <table:table-cell table:number-columns-repeated="7" table:style-name="ce6" office:value-type="string" calcext:value-type="string">
            <text:p>BA131A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style-name="ce27" office:value-type="string" calcext:value-type="string">
            <text:p>00000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7" table:style-name="ce6" office:value-type="string" calcext:value-type="string">
            <text:p>BA131A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number-columns-repeated="7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6" office:value-type="string" calcext:value-type="string">
            <text:p>BA131A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6" office:value-type="string" calcext:value-type="string">
            <text:p>00000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7" table:style-name="ce6" office:value-type="string" calcext:value-type="string">
            <text:p>BA131A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27" office:value-type="string" calcext:value-type="string">
            <text:p>00000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5" table:style-name="ce18" office:value-type="string" calcext:value-type="string">
            <text:p>808080</text:p>
          </table:table-cell>
          <table:table-cell table:number-columns-repeated="8"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6" office:value-type="string" calcext:value-type="string">
            <text:p>BA131A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number-columns-repeated="6" table:style-name="ce18" office:value-type="string" calcext:value-type="string">
            <text:p>808080</text:p>
          </table:table-cell>
          <table:table-cell table:style-name="ce16" office:value-type="string" calcext:value-type="string">
            <text:p>FFF200</text:p>
          </table:table-cell>
          <table:table-cell table:number-columns-repeated="4" table:style-name="ce18" office:value-type="string" calcext:value-type="string">
            <text:p>808080</text:p>
          </table:table-cell>
          <table:table-cell table:style-name="ce16" office:value-type="string" calcext:value-type="string">
            <text:p>FFF200</text:p>
          </table:table-cell>
          <table:table-cell table:number-columns-repeated="6" table:style-name="ce18" office:value-type="string" calcext:value-type="string">
            <text:p>808080</text:p>
          </table:table-cell>
          <table:table-cell table:style-name="ce10" table:number-columns-repeated="2"/>
          <table:table-cell table:number-columns-repeated="1004"/>
        </table:table-row>
        <table:table-row table:style-name="ro2">
          <table:table-cell table:style-name="ce10" table:number-columns-repeated="20"/>
          <table:table-cell table:style-name="ce11" table:number-columns-repeated="1004"/>
        </table:table-row>
        <table:table-row table:style-name="ro2" table:number-rows-repeated="2">
          <table:table-cell table:style-name="ce10" table:number-columns-repeated="20"/>
          <table:table-cell table:number-columns-repeated="1004"/>
        </table:table-row>
        <table:table-row table:style-name="ro2" table:number-rows-repeated="205">
          <table:table-cell table:style-name="ce10" table:number-columns-repeated="21"/>
          <table:table-cell table:number-columns-repeated="1003"/>
        </table:table-row>
        <table:table-row table:style-name="ro2" table:number-rows-repeated="10482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background-color="#00000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7:56:04.638469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9T17:59:49.163878502</dc:date>
    <meta:editing-duration>PT5H43M57S</meta:editing-duration>
    <meta:editing-cycles>51</meta:editing-cycles>
    <meta:generator>LibreOffice/6.1.4.2$Linux_X86_64 LibreOffice_project/10$Build-2</meta:generator>
    <meta:document-statistic meta:table-count="1" meta:cell-count="83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tbgcolol
Dim oDoc, oSel
oDoc = ThisComponent
oSel = oDoc.getCurrentSelection()
If oSel.supportsService("com.sun.star.sheet.SheetCell") Then
REM	MsgBox "One Cell selected and it contains: " &amp; oSel.getString()&amp; oSel.CellBackColor
REM	MsgBox "One " &amp; RGBToHex(oSel.CellBackColor)
	oSel.setString(RGBToHex(oSel.CellBackColor))
End If
end sub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REM  *****  BASIC  *****

Sub Main

End Sub

sub getcolormapposition
	Dim last As Long
	Dim i As Integer
	
	Dim oCurrentController As Variant
  	Dim Sheet As Variant
  	Dim oCell As Variant
	oCurrentController = ThisComponent.getCurrentController()
    Sheet = oCurrentController.getActiveSheet()
	last = getlastrow()
	For i = 1 To last
		oCell = Sheet.getCellByPosition(0,i)
		If oCell.String = "COLORMAP" Then
			
				setcolormap(sheet,i)
		End If
	next
end Sub
sub setcolormap(sheet As Variant,ByVal i As Integer)
	Dim startpos As Integer
	Dim oCell As Variant
	startpos=i+1 
	Dim j As Integer
	
	For i = 0 To 5
		For j = 0 To 17
			oCell = Sheet.getCellByPosition(j,startpos+i)
			oCell.setString(RGBToHex(oCell.CellBackColor))
		next	
	next	
	
End Sub

sub file_io_write
	filename = "/home/prahlad/data/dummy.csv"
	num = FreeFile()
	open filename for output as #num 
	write #num, "col1", "col2", "col3"
	write #num, "1", "2", "3"
	write #num, "4", "5", "6"
	close #num
	msgbox "Done"
end sub

Function getlastrow() As Long
  Dim oCurrentController As Variant
  Dim oActiveSheet As Variant
  Dim oObj1 As Variant
  Dim aRangeAddress As New com.sun.star.table.CellRangeAddress

  oCurrentController = ThisComponent.getCurrentController()
  oActiveSheet = oCurrentController.getActiveSheet()
  oObj1 = oActiveSheet.createCursor()
  
  oObj1.gotoEndOfUsedArea(False)
  aRangeAddress = oObj1.getRangeAddress()
  getlastrow = aRangeAddress.EndRow
 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